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TransactionManagementConfiguration.transactio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ransactionManagementConfiguration.transactionAdvisor( TransactionAttributeSource transactionAttributeSource , TransactionInterceptor transaction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TransactionManagementConfiguration.transactionInterceptor( TransactionAttributeSource transactionAttribut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